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9.93cm" fo:min-width="83.63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8pt" fo:language="hu" fo:country="HU" style:font-size-asian="24pt" style:font-size-complex="24pt"/>
    </style:style>
    <style:style style:name="T1" style:family="text">
      <style:text-properties fo:font-family="Thorndale, 'Times New Roman'" style:font-family-generic="roman" style:font-pitch="variable" fo:font-size="18pt" fo:language="hu" fo:country="HU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25.611cm" svg:height="17.463cm" svg:x="1.271cm" svg:y="0cm">
          <draw:text-box>
            <text:p text:style-name="P1"><text:span text:style-name="T1">Bozniai amerikai kontingens háromnegyedének – mintegy négyezer katona – magyarországi telepítése egy éven belül megtörténhet. A katonák teljes fegyverzettel és együtt érkeznek, ami garantálja azonnali bevethetőeknek a Balkánon. Értesüléseink szeerint a Pentagon azt tervvezi, hogy a jugoszláviai helyzet stabilizálódását követően a hétezret koszovói amerikai kontingens jelentos részét is a magyarországi bázison helyezi majd el.</text:span></text:p>
            <text:p text:style-name="P1"><text:span text:style-name="T1">Bozniai amerikai kontingens háromnegyedének – mintegy négyezer katona – magyarországi telepítése egy éven belül megtörténhet. A katonák teljes fegyverzettel és együtt érkeznek, ami garantálja azonnali bevethetőeknek a Balkánon. Értesüléseink szeerint a Pentagon azt tervvezi, hogy a jugoszláviai helyzet stabilizálódását követően a hétezret koszovói amerikai kontingens jelentos részét is a magyarországi bázison helyezi majd el.</text:span></text:p>
            <text:p text:style-name="P1"><text:span text:style-name="T1">Bozniai amerikai kontingens háromnegyedének – mintegy négyezer katona – magyarországi telepítése egy éven belül megtörténhet. A katonák teljes fegyverzettel és együtt érkeznek, ami garantálja azonnali bevethetőeknek a Balkánon. Értesüléseink szeerint a Pentagon azt tervvezi, hogy a jugoszláviai helyzet stabilizálódását követően a hétezret koszovói amerikai kontingens jelentos részét is a magyarországi bázison helyezi majd el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18pt" fo:language="hu" fo:country="HU" style:font-family-asian="'HG Mincho Light J'" style:font-pitch-asian="variable" style:font-size-asian="24pt" style:language-asian="hu" style:country-asian="HU" style:font-family-complex="'Arial Unicode MS'" style:font-pitch-complex="variable" style:font-size-complex="24pt" style:language-complex="hu" style:country-complex="HU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 style:name="objectwitharrow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 style:name="measur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 </meta:initial-creator>
    <meta:creation-date>1997-12-03T15:19:17</meta:creation-date>
    <dc:date>2008-01-02T12:59:35</dc:date>
    <meta:editing-cycles>27</meta:editing-cycles>
    <meta:editing-duration>P24DT12H23M55S</meta:editing-duration>
    <meta:user-defined meta:name="Info 0"/>
    <meta:user-defined meta:name="Info 1"/>
    <meta:user-defined meta:name="Info 2"/>
    <meta:user-defined meta:name="Info 3"/>
    <meta:document-statistic meta:object-count="11"/>
  </office:meta>
</office:document-meta>
</file>